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 table:number-rows-repeated="37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 table:number-rows-repeated="30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0:17:22.95013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0:18:46.717461136</dc:date>
    <meta:editing-duration>PT6H59M34S</meta:editing-duration>
    <meta:editing-cycles>97</meta:editing-cycles>
    <meta:generator>LibreOffice/4.2.8.2$Linux_X86_64 LibreOffice_project/420m0$Build-2</meta:generator>
    <meta:document-statistic meta:table-count="4" meta:cell-count="2232" meta:object-count="0"/>
  </office:meta>
</office:document-meta>
</file>